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F" style:family="table-column">
      <style:table-column-properties style:column-width="0.767cm"/>
    </style:style>
    <style:style style:name="Tableau1.G" style:family="table-column">
      <style:table-column-properties style:column-width="4.0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G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F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F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F10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509cm"/>
    </style:style>
    <style:style style:name="Table1.B" style:family="table-column">
      <style:table-column-properties style:column-width="5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Heading_20_1">
      <style:text-properties fo:font-size="11pt" officeooo:paragraph-rsid="00158ab8" style:font-size-asian="11pt" style:font-size-complex="11pt"/>
    </style:style>
    <style:style style:name="P7" style:family="paragraph" style:parent-style-name="Heading_20_1">
      <style:paragraph-properties fo:margin-top="0.42cm" fo:margin-bottom="0.801cm" loext:contextual-spacing="false" fo:text-align="center" style:justify-single-word="false"/>
    </style:style>
    <style:style style:name="P8" style:family="paragraph" style:parent-style-name="Heading_20_1">
      <style:paragraph-properties fo:margin-top="0.12cm" fo:margin-bottom="0.101cm" loext:contextual-spacing="false"/>
      <style:text-properties style:font-name="Liberation Sans" fo:font-size="11pt" officeooo:paragraph-rsid="00173dd0" style:font-name-asian="Droid Sans" style:font-size-asian="11pt" style:font-name-complex="FreeSans" style:font-size-complex="16.1000003814697pt"/>
    </style:style>
    <style:style style:name="P9" style:family="paragraph" style:parent-style-name="Heading_20_1">
      <style:paragraph-properties fo:margin-top="0.12cm" fo:margin-bottom="0.101cm" loext:contextual-spacing="false"/>
      <style:text-properties style:font-name="Liberation Sans" fo:font-size="11pt" officeooo:paragraph-rsid="00173dd0" style:font-name-asian="Droid Sans" style:font-size-asian="11pt" style:font-name-complex="FreeSans" style:font-size-complex="11pt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text-properties officeooo:paragraph-rsid="0017dc98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3df" style:font-weight-asian="bold" style:font-weight-complex="bold"/>
    </style:style>
    <style:style style:name="T3" style:family="text">
      <style:text-properties fo:font-weight="bold" officeooo:rsid="00158ab8" style:font-weight-asian="bold" style:font-weight-complex="bold"/>
    </style:style>
    <style:style style:name="T4" style:family="text">
      <style:text-properties fo:background-color="#c0c0c0" loext:char-shading-value="0"/>
    </style:style>
    <style:style style:name="T5" style:family="text">
      <style:text-properties officeooo:rsid="0012beaf" fo:background-color="#c0c0c0" loext:char-shading-value="0"/>
    </style:style>
    <style:style style:name="T6" style:family="text">
      <style:text-properties officeooo:rsid="00158ab8"/>
    </style:style>
    <style:style style:name="T7" style:family="text">
      <style:text-properties style:font-name="Liberation Sans" fo:font-weight="bold" officeooo:rsid="001003df" style:font-name-asian="Droid Sans" style:font-weight-asian="bold" style:font-name-complex="FreeSans" style:font-size-complex="16.1000003814697pt" style:font-weight-complex="bold"/>
    </style:style>
    <style:style style:name="T8" style:family="text">
      <style:text-properties style:font-name="Liberation Sans" fo:font-weight="bold" officeooo:rsid="001003df" style:font-name-asian="Droid Sans" style:font-weight-asian="bold" style:font-name-complex="FreeSans" style:font-weight-complex="bold"/>
    </style:style>
    <style:style style:name="T9" style:family="text">
      <style:text-properties officeooo:rsid="0012beaf"/>
    </style:style>
    <style:style style:name="T10" style:family="text">
      <style:text-properties fo:background-color="#cccccc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7" text:outline-level="1">FACTURATION DES ACTES AMG NORD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9" text:outline-level="1"><text:span text:style-name="T2">Référence état : </text:span><text:span text:style-name="T2"><text:text-input text:description="&lt;ref_statement&gt;">&lt;ref_statement&gt;</text:text-input></text:span></text:h>
          </table:table-cell>
          <table:table-cell table:style-name="Table1.B1" office:value-type="string">
            <text:h text:style-name="P8" text:outline-level="1"><text:span text:style-name="T2">Nombre : </text:span><text:span text:style-name="T2"><text:text-input text:description="&lt;count(objects)&gt;">&lt;count(objects)&gt;</text:text-input></text:span></text:h>
          </table:table-cell>
        </table:table-row>
      </table:table>
      <text:h text:style-name="P6" text:outline-level="1"><text:span text:style-name="T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au1.G4" office:value-type="string">
            <text:p text:style-name="Table_20_Contents"/>
          </table:table-cell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5" office:value-type="string">
            <text:p text:style-name="P11"><text:text-input text:description="&lt;line.name&gt;">&lt;line.name&gt;</text:text-input> <text:span text:style-name="T9">le: </text:span><text:span text:style-name="T4"><text:text-input text:description="&lt;line.invoice_id.date_acte and formatLang(line.invoice_id.date_acte,date=True) or ''&gt;">&lt;line.invoice_id.date_acte and formatLang(line.invoice_id.date_acte,date=True) or ''&gt;</text:text-input></text:span></text:p>
          </table:table-cell>
          <table:covered-table-cell/>
          <table:covered-table-cell/>
          <table:covered-table-cell/>
          <table:covered-table-cell/>
          <table:table-cell table:style-name="Tableau1.G4" office:value-type="string">
            <text:p text:style-name="P5"><text:text-input text:description="&lt;formatLang(line.price_subtotal,digits=0)&gt;">&lt;formatLang(line.price_subtotal,digits=0)&gt;</text:text-input></text:p>
          </table:table-cell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au1.G4" office:value-type="string">
            <text:p text:style-name="Table_20_Contents"/>
          </table:table-cell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office:value-type="string">
            <text:p text:style-name="P3">Subtotal :</text:p>
          </table:table-cell>
          <table:table-cell table:style-name="Tableau1.F8" table:number-columns-spanned="2" office:value-type="string">
            <text:p text:style-name="P2"><text:text-input text:description="&lt;formatLang(subtotal(),digits=0)&gt;">&lt;formatLang(subtotal(),digits=0)&gt;</text:text-input></text:p>
          </table:table-cell>
          <table:covered-table-cell/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office:value-type="string">
            <text:p text:style-name="P2">Remise :</text:p>
          </table:table-cell>
          <table:table-cell table:style-name="Tableau1.F9" table:number-columns-spanned="2" office:value-type="string">
            <text:p text:style-name="P2"><text:text-input text:description="&lt;formatLang(rebate(),digits=0)&gt;">&lt;formatLang(rebate(),digits=0)&gt;</text:text-input></text:p>
          </table:table-cell>
          <table:covered-table-cell/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office:value-type="string">
            <text:p text:style-name="P4">Total :</text:p>
          </table:table-cell>
          <table:table-cell table:style-name="Tableau1.F10" table:number-columns-spanned="2" office:value-type="string">
            <text:p text:style-name="P4"><text:text-input text:description="&lt;formatLang(total(),grouping=True,digits=0)&gt;">&lt;formatLang(total(),digits=0,grouping=True)&gt;</text:text-input></text:p>
          </table:table-cell>
          <table:covered-table-cell/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/>
      <style:text-properties fo:font-size="10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11-13T23:21:47.966646728</dc:date>
    <meta:editing-duration>PT7H8M18S</meta:editing-duration>
    <meta:editing-cycles>127</meta:editing-cycles>
    <meta:generator>LibreOffice/4.3.3.2$Linux_X86_64 LibreOffice_project/430m0$Build-2</meta:generator>
    <dc:creator>Laurent FRANCOIS</dc:creator>
    <meta:document-statistic meta:table-count="2" meta:image-count="0" meta:object-count="0" meta:page-count="1" meta:paragraph-count="24" meta:word-count="119" meta:character-count="724" meta:non-whitespace-character-count="674"/>
  </office:meta>
</office:document-meta>
</file>